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svg:stroke-color="#000000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svg:stroke-opacity="100%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43cm"/>
    </style:style>
    <style:style style:name="gr5" style:family="graphic" style:parent-style-name="objectwithoutfill">
      <style:graphic-properties svg:stroke-color="#0000cc" draw:marker-end="Arrow" draw:marker-end-width="0.3cm" draw:fill="solid" draw:fill-color="#000000" draw:textarea-vertical-align="middle"/>
    </style:style>
    <style:style style:name="gr6" style:family="graphic" style:parent-style-name="objectwithoutfill">
      <style:graphic-properties svg:stroke-color="#0000cc" draw:marker-end="Arrow" draw:marker-end-width="0.3cm" draw:fill="none" draw:textarea-vertical-align="middle"/>
    </style:style>
    <style:style style:name="gr7" style:family="graphic" style:parent-style-name="standard">
      <style:graphic-properties svg:stroke-width="0.028cm" svg:stroke-color="#000080" draw:marker-start-width="0.242cm" draw:marker-end-width="0.242cm" draw:fill="none" draw:textarea-horizontal-align="justify" draw:textarea-vertical-align="middle" draw:auto-grow-height="false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c5000b" draw:marker-start-width="0.242cm" draw:marker-end-width="0.242cm" draw:fill="none" draw:textarea-horizontal-align="justify" draw:textarea-vertical-align="middle" draw:auto-grow-height="false" fo:padding-top="0.139cm" fo:padding-bottom="0.139cm" fo:padding-left="0.264cm" fo:padding-right="0.264cm"/>
    </style:style>
    <style:style style:name="gr9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draw:marker-start="Arrow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000099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1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24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Liberation Serif1" fo:font-size="20pt"/>
    </style:style>
    <style:style style:name="P2" style:family="paragraph">
      <style:paragraph-properties fo:text-align="center"/>
    </style:style>
    <style:style style:name="P3" style:family="paragraph">
      <style:text-properties style:font-name="Liberation Serif1" fo:font-size="18pt" style:font-size-asian="18pt" style:font-size-complex="18pt"/>
    </style:style>
    <style:style style:name="T1" style:family="text">
      <style:text-properties style:font-name="Liberation Serif1" fo:font-size="20pt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54cm" svg:height="1.039cm" svg:x="21.59cm" svg:y="9.629cm">
          <draw:text-box>
            <text:p><text:span text:style-name="T1">Robot</text:span></text:p>
          </draw:text-box>
        </draw:frame>
        <draw:custom-shape draw:style-name="gr2" draw:text-style-name="P2" xml:id="id9" draw:id="id9" draw:layer="layout" svg:width="6.096cm" svg:height="1.778cm" svg:x="19.812cm" svg:y="12.446cm">
          <text:p text:style-name="P2"><text:span text:style-name="T2">Sensor and Movement </text:span></text:p>
          <text:p text:style-name="P2"><text:span text:style-name="T2">Data Publish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3.302cm" svg:height="1.039cm" svg:x="21.844cm" svg:y="2.032cm">
          <draw:text-box>
            <text:p><text:span text:style-name="T1">Database</text:span></text:p>
          </draw:text-box>
        </draw:frame>
        <draw:custom-shape draw:style-name="gr2" draw:text-style-name="P2" xml:id="id15" draw:id="id15" draw:layer="layout" svg:width="6.096cm" svg:height="1.524cm" svg:x="19.812cm" svg:y="14.732cm">
          <text:p text:style-name="P2"><text:span text:style-name="T2">Location Data </text:span></text:p>
          <text:p text:style-name="P2"><text:span text:style-name="T2">Subscrib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8" draw:id="id8" draw:layer="layout" svg:width="5.08cm" svg:height="1.27cm" svg:x="20.828cm" svg:y="3.302cm">
          <text:p text:style-name="P2"><text:span text:style-name="T2">Feature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4" draw:id="id14" draw:layer="layout" svg:width="5.08cm" svg:height="1.27cm" svg:x="20.828cm" svg:y="5.334cm">
          <text:p text:style-name="P2"><text:span text:style-name="T2">Program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5.588cm" svg:height="1.293cm" svg:x="4.572cm" svg:y="1.016cm">
          <draw:text-box>
            <text:p><text:span text:style-name="T1">Start up Process</text:span></text:p>
          </draw:text-box>
        </draw:frame>
        <draw:custom-shape draw:style-name="gr3" draw:text-style-name="P2" xml:id="id1" draw:id="id1" draw:layer="layout" svg:width="10.414cm" svg:height="1.016cm" svg:x="2.032cm" svg:y="2.032cm">
          <text:p text:style-name="P2"><text:span text:style-name="T2">Load Feature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0" draw:id="id10" draw:layer="layout" svg:width="6.096cm" svg:height="1.27cm" svg:x="19.812cm" svg:y="10.668cm">
          <text:p text:style-name="P2"><text:span text:style-name="T2">Connection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10.414cm" svg:height="1.016cm" svg:x="2.032cm" svg:y="3.833cm">
          <text:p text:style-name="P2"><text:span text:style-name="T2">Establish Connection with Rob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svg:x1="7.239cm" svg:y1="3.048cm" svg:x2="7.239cm" svg:y2="3.833cm" draw:start-shape="id1" draw:end-shape="id2" draw:end-glue-point="0" svg:d="M7239 3048v785" svg:viewBox="0 0 1 786">
          <text:p/>
        </draw:connector>
        <draw:custom-shape draw:style-name="gr3" draw:text-style-name="P2" xml:id="id3" draw:id="id3" draw:layer="layout" svg:width="10.414cm" svg:height="1.016cm" svg:x="2.032cm" svg:y="5.611cm">
          <text:p text:style-name="P2"><text:span text:style-name="T2">Generate Initial Partic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7.239cm" svg:y1="4.849cm" svg:x2="7.239cm" svg:y2="5.611cm" draw:start-shape="id2" draw:start-glue-point="2" draw:end-shape="id3" draw:end-glue-point="0" svg:d="M7239 4849v762" svg:viewBox="0 0 1 763">
          <text:p/>
        </draw:connector>
        <draw:custom-shape draw:style-name="gr7" draw:text-style-name="P2" draw:layer="layout" svg:width="6.604cm" svg:height="5.334cm" svg:x="20.066cm" svg:y="2.0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62cm" svg:height="7.62cm" svg:x="19.05cm" svg:y="9.3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1.938cm" svg:height="6.096cm" svg:x="1.27cm" svg:y="1.03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5.494cm" svg:height="11.938cm" svg:x="1.016cm" svg:y="8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12.446cm" svg:height="1.27cm" svg:x="2.54cm" svg:y="9.398cm">
          <text:p text:style-name="P2"><text:span text:style-name="T2">Update Image Sensor Data from Rob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7.239cm" svg:y1="6.627cm" svg:x2="8.89cm" svg:y2="8.382cm" draw:start-shape="id3" draw:start-glue-point="2" draw:end-shape="id4" draw:end-glue-point="0" svg:d="M7239 6627v879h1651v876" svg:viewBox="0 0 1652 1756">
          <text:p/>
        </draw:connector>
        <draw:custom-shape draw:style-name="gr3" draw:text-style-name="P2" xml:id="id6" draw:id="id6" draw:layer="layout" svg:width="12.446cm" svg:height="1.27cm" svg:x="2.54cm" svg:y="11.43cm">
          <text:p text:style-name="P2"><text:span text:style-name="T2">Compare Feature Data and Weigh Partic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8.763cm" svg:y1="10.668cm" svg:x2="8.763cm" svg:y2="11.43cm" draw:start-shape="id5" draw:start-glue-point="2" draw:end-shape="id6" draw:end-glue-point="0" svg:d="M8763 10668v762" svg:viewBox="0 0 1 763">
          <text:p/>
        </draw:connector>
        <draw:custom-shape draw:style-name="gr3" draw:text-style-name="P2" xml:id="id7" draw:id="id7" draw:layer="layout" svg:width="12.446cm" svg:height="1.524cm" svg:x="2.54cm" svg:y="13.462cm">
          <text:p text:style-name="P2"><text:span text:style-name="T2">Analyze Particles and Hypothesize the </text:span></text:p>
          <text:p text:style-name="P2"><text:span text:style-name="T2">Robot's Lo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8.763cm" svg:y1="12.7cm" svg:x2="8.763cm" svg:y2="13.462cm" draw:start-shape="id6" draw:start-glue-point="2" draw:end-shape="id7" draw:end-glue-point="0" svg:d="M8763 12700v762" svg:viewBox="0 0 1 763">
          <text:p/>
        </draw:connector>
        <draw:connector draw:style-name="gr9" draw:text-style-name="P2" draw:layer="layout" draw:line-skew="2.412cm" svg:x1="20.828cm" svg:y1="3.937cm" svg:x2="12.446cm" svg:y2="2.54cm" draw:start-shape="id8" draw:start-glue-point="3" draw:end-shape="id1" draw:end-glue-point="1" svg:d="M20828 3937h-1778v-1397h-6604" svg:viewBox="0 0 8383 1398">
          <text:p/>
        </draw:connector>
        <draw:connector draw:style-name="gr9" draw:text-style-name="P2" draw:layer="layout" draw:line-skew="0.634cm" svg:x1="19.812cm" svg:y1="13.335cm" svg:x2="14.986cm" svg:y2="10.033cm" draw:start-shape="id9" draw:start-glue-point="3" draw:end-shape="id5" svg:d="M19812 13335h-1778v-3302h-3048" svg:viewBox="0 0 4827 3303">
          <text:p/>
        </draw:connector>
        <draw:connector draw:style-name="gr10" draw:text-style-name="P2" draw:layer="layout" draw:line-skew="2.412cm" svg:x1="19.812cm" svg:y1="11.303cm" svg:x2="12.446cm" svg:y2="4.341cm" draw:start-shape="id10" draw:start-glue-point="3" draw:end-shape="id2" draw:end-glue-point="1" svg:d="M19812 11303h-1270v-6962h-6096" svg:viewBox="0 0 7367 6963">
          <text:p/>
        </draw:connector>
        <draw:custom-shape draw:style-name="gr3" draw:text-style-name="P2" xml:id="id11" draw:id="id11" draw:layer="layout" svg:width="12.446cm" svg:height="1.524cm" svg:x="2.54cm" svg:y="15.748cm">
          <text:p text:style-name="P2"><text:span text:style-name="T2">Generate a Distribution and Sample </text:span></text:p>
          <text:p text:style-name="P2"><text:span text:style-name="T2">New Particle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" xml:id="id12" draw:id="id12" draw:layer="layout" svg:x1="8.763cm" svg:y1="15.748cm" svg:x2="8.763cm" svg:y2="15.748cm" draw:start-shape="id11" draw:start-glue-point="0" draw:end-shape="id11" draw:end-glue-point="0" svg:d="M8763 15748z" svg:viewBox="0 0 1 1">
          <text:p/>
        </draw:connector>
        <draw:connector draw:style-name="gr12" draw:text-style-name="P2" draw:layer="layout" svg:x1="8.763cm" svg:y1="14.986cm" svg:x2="8.763cm" svg:y2="15.748cm" draw:start-shape="id7" draw:start-glue-point="2" draw:end-shape="id12" draw:end-glue-point="0" svg:d="M8763 14986v762" svg:viewBox="0 0 1 763">
          <text:p/>
        </draw:connector>
        <draw:frame draw:style-name="gr13" draw:text-style-name="P1" xml:id="id4" draw:id="id4" draw:layer="layout" svg:width="5.588cm" svg:height="1.039cm" svg:x="6.096cm" svg:y="8.382cm">
          <draw:text-box>
            <text:p><text:span text:style-name="T1">Main MCL Loop</text:span></text:p>
          </draw:text-box>
        </draw:frame>
        <draw:custom-shape draw:style-name="gr3" draw:text-style-name="P2" xml:id="id13" draw:id="id13" draw:layer="layout" svg:width="12.446cm" svg:height="1.778cm" svg:x="2.54cm" svg:y="18.034cm">
          <text:p text:style-name="P2"><text:span text:style-name="T2">Get Movement Commands from Robot and </text:span></text:p>
          <text:p text:style-name="P2"><text:span text:style-name="T2">Update Particle Locations According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" draw:layer="layout" svg:x1="8.763cm" svg:y1="17.272cm" svg:x2="8.763cm" svg:y2="18.034cm" draw:start-shape="id11" draw:start-glue-point="2" draw:end-shape="id13" draw:end-glue-point="0" svg:d="M8763 17272v762" svg:viewBox="0 0 1 763">
          <text:p/>
        </draw:connector>
        <draw:connector draw:style-name="gr12" draw:text-style-name="P2" draw:layer="layout" draw:line-skew="-0.515cm" svg:x1="2.54cm" svg:y1="18.923cm" svg:x2="2.54cm" svg:y2="10.033cm" draw:start-shape="id13" draw:start-glue-point="3" draw:end-shape="id5" draw:end-glue-point="3" svg:d="M2540 18923h-1016v-8890h1016" svg:viewBox="0 0 1017 8891">
          <text:p/>
        </draw:connector>
        <draw:connector draw:style-name="gr14" draw:text-style-name="P2" draw:layer="layout" svg:x1="18.91cm" svg:y1="18.328cm" svg:x2="21.442cm" svg:y2="18.329cm" svg:d="M18910 18328h1266v1h1266" svg:viewBox="0 0 2533 2">
          <text:p/>
        </draw:connector>
        <draw:connector draw:style-name="gr12" draw:text-style-name="P2" draw:layer="layout" svg:x1="18.871cm" svg:y1="19.26cm" svg:x2="21.361cm" svg:y2="19.26cm" svg:d="M18871 19260h2490" svg:viewBox="0 0 2491 1">
          <text:p/>
        </draw:connector>
        <draw:frame draw:style-name="gr1" draw:text-style-name="P3" draw:layer="layout" svg:width="3.302cm" svg:height="0.958cm" svg:x="21.844cm" svg:y="17.78cm">
          <draw:text-box>
            <text:p><text:span text:style-name="T3">Data Flow</text:span></text:p>
          </draw:text-box>
        </draw:frame>
        <draw:frame draw:style-name="gr15" draw:text-style-name="P3" draw:layer="layout" svg:width="4.826cm" svg:height="1.074cm" svg:x="21.844cm" svg:y="18.738cm">
          <draw:text-box>
            <text:p><text:span text:style-name="T3"><text:s/></text:span><text:span text:style-name="T3">Command Flow</text:span></text:p>
          </draw:text-box>
        </draw:frame>
        <draw:connector draw:style-name="gr9" draw:text-style-name="P2" draw:layer="layout" draw:line-skew="-0.89cm" svg:x1="14.986cm" svg:y1="14.224cm" svg:x2="20.828cm" svg:y2="5.969cm" draw:start-shape="id7" draw:start-glue-point="1" draw:end-shape="id14" draw:end-glue-point="3" svg:d="M14986 14224h2032v-8255h3810" svg:viewBox="0 0 5843 8256">
          <text:p/>
        </draw:connector>
        <draw:connector draw:style-name="gr9" draw:text-style-name="P2" draw:layer="layout" draw:line-skew="-0.382cm" svg:x1="14.986cm" svg:y1="14.224cm" svg:x2="19.812cm" svg:y2="15.494cm" draw:start-shape="id7" draw:start-glue-point="1" draw:end-shape="id15" svg:d="M14986 14224h2032v1270h2794" svg:viewBox="0 0 4827 1271">
          <text:p/>
        </draw:connector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6T10:53:14.086457612</meta:creation-date>
    <dc:date>2014-08-07T09:40:19.309360485</dc:date>
    <meta:editing-duration>PT2H55M53S</meta:editing-duration>
    <meta:editing-cycles>6</meta:editing-cycles>
    <meta:generator>LibreOffice/4.2.4.2$Linux_X86_64 LibreOffice_project/420m0$Build-2</meta:generator>
    <meta:document-statistic meta:object-count="62"/>
  </office:meta>
</office:document-meta>
</file>